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15.924cm" fo:margin-left="0cm"/>
    </style:style>
    <style:style style:name="Column1" style:family="table-column">
      <style:table-column-properties style:column-width="7.962cm"/>
    </style:style>
    <style:style style:name="Column2" style:family="table-column">
      <style:table-column-properties style:column-width="7.96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Nazwa</text:span></text:p>
          </table:table-cell>
          <table:table-cell table:style-name="Cell2">
            <text:p text:style-name="P3"><text:span text:style-name="T3_1">Dodanie</text:span><text:span text:style-name="T3_2"><text:s/></text:span><text:span text:style-name="T3_3">alarmu</text:span></text:p>
          </table:table-cell>
        </table:table-row>
        <table:table-row table:style-name="Row2">
          <table:table-cell table:style-name="Cell3">
            <text:p text:style-name="P4"><text:span text:style-name="T4_1">Cel</text:span><text:span text:style-name="T4_2"><text:s/></text:span></text:p>
          </table:table-cell>
          <table:table-cell table:style-name="Cell4">
            <text:p text:style-name="P5"><text:span text:style-name="T5_1">Dodanie</text:span><text:span text:style-name="T5_2"><text:s/></text:span><text:span text:style-name="T5_3">nowego</text:span><text:span text:style-name="T5_4"><text:s/></text:span><text:span text:style-name="T5_5">alarmu</text:span></text:p>
          </table:table-cell>
        </table:table-row>
        <table:table-row table:style-name="Row3">
          <table:table-cell table:style-name="Cell5">
            <text:p text:style-name="P6"><text:span text:style-name="T6_1">Aktorzy</text:span></text:p>
          </table:table-cell>
          <table:table-cell table:style-name="Cell6">
            <text:p text:style-name="P7"><text:span text:style-name="T7_1">Użytkownik</text:span></text:p>
          </table:table-cell>
        </table:table-row>
        <table:table-row table:style-name="Row4">
          <table:table-cell table:style-name="Cell7">
            <text:p text:style-name="P8"><text:span text:style-name="T8_1">Warunki</text:span><text:span text:style-name="T8_2"><text:s/></text:span><text:span text:style-name="T8_3">wstępne</text:span></text:p>
          </table:table-cell>
          <table:table-cell table:style-name="Cell8">
            <text:p text:style-name="P9"><text:span text:style-name="T9_1">Brak</text:span></text:p>
          </table:table-cell>
        </table:table-row>
        <table:table-row table:style-name="Row5">
          <table:table-cell table:style-name="Cell9">
            <text:p text:style-name="P10"><text:span text:style-name="T10_1">Przebieg</text:span><text:span text:style-name="T10_2"><text:s/></text:span><text:span text:style-name="T10_3">zdarzeń</text:span></text:p>
          </table:table-cell>
          <table:table-cell table:style-name="Cell10">
            <text:list text:style-name="LS1" xml:id="list0">
              <text:list-item>
                <text:p text:style-name="P11"><text:span text:style-name="T11_1">Użytkownik</text:span><text:span text:style-name="T11_2">,<text:s/></text:span><text:span text:style-name="T11_3">w</text:span><text:span text:style-name="T11_4"><text:s/></text:span><text:span text:style-name="T11_5">widoku</text:span><text:span text:style-name="T11_6"><text:s/></text:span><text:span text:style-name="T11_7">alarmów</text:span><text:span text:style-name="T11_8"><text:s/></text:span><text:span text:style-name="T11_9">klika</text:span><text:span text:style-name="T11_10"><text:s/></text:span><text:span text:style-name="T11_11">przycisk</text:span><text:span text:style-name="T11_12"><text:s/></text:span><text:span text:style-name="T11_13">dodania</text:span><text:span text:style-name="T11_14"><text:s/></text:span><text:span text:style-name="T11_15">alarmu</text:span></text:p>
              </text:list-item>
              <text:list-item>
                <text:p text:style-name="P12"><text:span text:style-name="T12_1">Aplikacja</text:span><text:span text:style-name="T12_2"><text:s/></text:span><text:span text:style-name="T12_3">pokazuje</text:span><text:span text:style-name="T12_4"><text:s/></text:span><text:span text:style-name="T12_5">widok</text:span><text:span text:style-name="T12_6"><text:s/></text:span><text:span text:style-name="T12_7">wyboru</text:span><text:span text:style-name="T12_8"><text:s/></text:span><text:span text:style-name="T12_9">lokalizacji</text:span></text:p>
              </text:list-item>
              <text:list-item>
                <text:p text:style-name="P13"><text:span text:style-name="T13_1">Użytkownik</text:span><text:span text:style-name="T13_2"><text:s/></text:span><text:span text:style-name="T13_3">wybiera</text:span><text:span text:style-name="T13_4"><text:s/></text:span><text:span text:style-name="T13_5">i</text:span><text:span text:style-name="T13_6"><text:s/></text:span><text:span text:style-name="T13_7">zapisuje</text:span><text:span text:style-name="T13_8"><text:s/></text:span><text:span text:style-name="T13_9">lokalizację</text:span></text:p>
              </text:list-item>
              <text:list-item>
                <text:p text:style-name="P14"><text:span text:style-name="T14_1">Aplikacja</text:span><text:span text:style-name="T14_2"><text:s/></text:span><text:span text:style-name="T14_3">pokazuje</text:span><text:span text:style-name="T14_4"><text:s/></text:span><text:span text:style-name="T14_5">widok</text:span><text:span text:style-name="T14_6"><text:s/></text:span><text:span text:style-name="T14_7">ustawień</text:span><text:span text:style-name="T14_8"><text:s/></text:span><text:span text:style-name="T14_9">szczegółowych</text:span></text:p>
              </text:list-item>
              <text:list-item>
                <text:p text:style-name="P15"><text:span text:style-name="T15_1">Użytkownik</text:span><text:span text:style-name="T15_2"><text:s/></text:span><text:span text:style-name="T15_3">wybiera</text:span><text:span text:style-name="T15_4"><text:s/></text:span><text:span text:style-name="T15_5">sposób</text:span><text:span text:style-name="T15_6"><text:s/></text:span><text:span text:style-name="T15_7">powiadomienia</text:span><text:span text:style-name="T15_8">,<text:s/></text:span><text:span text:style-name="T15_9">aktywne</text:span><text:span text:style-name="T15_10"><text:s/></text:span><text:span text:style-name="T15_11">dni</text:span><text:span text:style-name="T15_12"><text:s/></text:span><text:span text:style-name="T15_13">oraz</text:span><text:span text:style-name="T15_14"><text:s/></text:span><text:span text:style-name="T15_15">dźwięk</text:span><text:span text:style-name="T15_16"><text:s/></text:span><text:span text:style-name="T15_17">powiadomienia</text:span></text:p>
              </text:list-item>
              <text:list-item>
                <text:p text:style-name="P16"><text:span text:style-name="T16_1">Użytkownik</text:span><text:span text:style-name="T16_2"><text:s/></text:span><text:span text:style-name="T16_3">zapisuje</text:span><text:span text:style-name="T16_4"><text:s/></text:span><text:span text:style-name="T16_5">ustawienia</text:span></text:p>
              </text:list-item>
              <text:list-item>
                <text:p text:style-name="P17"><text:span text:style-name="T17_1">Aplikacja</text:span><text:span text:style-name="T17_2"><text:s/></text:span><text:span text:style-name="T17_3">pokazuje</text:span><text:span text:style-name="T17_4"><text:s/></text:span><text:span text:style-name="T17_5">widok</text:span><text:span text:style-name="T17_6"><text:s/></text:span><text:span text:style-name="T17_7">alarmów</text:span><text:span text:style-name="T17_8"><text:s/></text:span><text:span text:style-name="T17_9">z</text:span><text:span text:style-name="T17_10"><text:s/></text:span><text:span text:style-name="T17_11">aktywnym</text:span><text:span text:style-name="T17_12"><text:s/></text:span><text:span text:style-name="T17_13">ostatnio</text:span><text:span text:style-name="T17_14"><text:s/></text:span><text:span text:style-name="T17_15">dodanym</text:span><text:span text:style-name="T17_16"><text:s/></text:span><text:span text:style-name="T17_17">alarmem</text:span></text:p>
              </text:list-item>
            </text:list>
          </table:table-cell>
        </table:table-row>
        <table:table-row table:style-name="Row6">
          <table:table-cell table:style-name="Cell11">
            <text:p text:style-name="P18"><text:span text:style-name="T18_1">Rozszerzenie</text:span><text:span text:style-name="T18_2"><text:s/></text:span><text:span text:style-name="T18_3">przebiegu</text:span><text:span text:style-name="T18_4"><text:s/></text:span><text:span text:style-name="T18_5">zdarzeń</text:span></text:p>
          </table:table-cell>
          <table:table-cell table:style-name="Cell12">
            <text:p text:style-name="P19"><text:span text:style-name="T19_1">Brak</text:span></text:p>
          </table:table-cell>
        </table:table-row>
        <table:table-row table:style-name="Row7">
          <table:table-cell table:style-name="Cell13">
            <text:p text:style-name="P20"><text:span text:style-name="T20_1">Warunki</text:span><text:span text:style-name="T20_2"><text:s/></text:span><text:span text:style-name="T20_3">końcowe</text:span><text:span text:style-name="T20_4"><text:s/></text:span></text:p>
          </table:table-cell>
          <table:table-cell table:style-name="Cell14">
            <text:p text:style-name="P21"><text:span text:style-name="T21_1">Alarm</text:span><text:span text:style-name="T21_2"><text:s/></text:span><text:span text:style-name="T21_3">został</text:span><text:span text:style-name="T21_4"><text:s/></text:span><text:span text:style-name="T21_5">poprawnie</text:span><text:span text:style-name="T21_6"><text:s/></text:span><text:span text:style-name="T21_7">dodany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